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211300" calcext:value-type="float">
            <text:p>211300</text:p>
          </table:table-cell>
          <table:table-cell office:value-type="float" office:value="208400" calcext:value-type="float">
            <text:p>208400</text:p>
          </table:table-cell>
          <table:table-cell office:value-type="float" office:value="212300" calcext:value-type="float">
            <text:p>212300</text:p>
          </table:table-cell>
          <table:table-cell office:value-type="float" office:value="224200" calcext:value-type="float">
            <text:p>224200</text:p>
          </table:table-cell>
          <table:table-cell office:value-type="float" office:value="217900" calcext:value-type="float">
            <text:p>2179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149800" calcext:value-type="float">
            <text:p>-149800</text:p>
          </table:table-cell>
          <table:table-cell office:value-type="float" office:value="-144200" calcext:value-type="float">
            <text:p>-144200</text:p>
          </table:table-cell>
          <table:table-cell office:value-type="float" office:value="-144000" calcext:value-type="float">
            <text:p>-144000</text:p>
          </table:table-cell>
          <table:table-cell office:value-type="float" office:value="-158800" calcext:value-type="float">
            <text:p>-158800</text:p>
          </table:table-cell>
          <table:table-cell office:value-type="float" office:value="-161900" calcext:value-type="float">
            <text:p>-1619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61500" calcext:value-type="float">
            <text:p>61500</text:p>
          </table:table-cell>
          <table:table-cell office:value-type="float" office:value="64200" calcext:value-type="float">
            <text:p>64200</text:p>
          </table:table-cell>
          <table:table-cell office:value-type="float" office:value="68300" calcext:value-type="float">
            <text:p>68300</text:p>
          </table:table-cell>
          <table:table-cell office:value-type="float" office:value="65400" calcext:value-type="float">
            <text:p>65400</text:p>
          </table:table-cell>
          <table:table-cell office:value-type="float" office:value="56000" calcext:value-type="float">
            <text:p>560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49300" calcext:value-type="float">
            <text:p>49300</text:p>
          </table:table-cell>
          <table:table-cell office:value-type="float" office:value="52000" calcext:value-type="float">
            <text:p>52000</text:p>
          </table:table-cell>
          <table:table-cell office:value-type="float" office:value="52499" calcext:value-type="float">
            <text:p>52499</text:p>
          </table:table-cell>
          <table:table-cell office:value-type="float" office:value="52200" calcext:value-type="float">
            <text:p>52200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74" calcext:value-type="float">
            <text:p>0,74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office:value-type="float" office:value="0.78" calcext:value-type="float">
            <text:p>0,78</text:p>
          </table:table-cell>
          <table:table-cell office:value-type="float" office:value="0.01" calcext:value-type="float">
            <text:p>0,01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4" office:value-type="float" office:value="66578811" calcext:value-type="float">
            <text:p>66578811</text:p>
          </table:table-cell>
          <table:table-cell office:value-type="float" office:value="66987758" calcext:value-type="float">
            <text:p>66987758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table:style-name="ce3" table:number-columns-repeated="5"/>
        </table:table-row>
        <table:table-row table:style-name="ro2">
          <table:table-cell office:value-type="string" calcext:value-type="string">
            <text:p>Vaihto-omaisuus</text:p>
          </table:table-cell>
          <table:table-cell table:style-name="ce3" table:number-columns-repeated="5"/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9486000" calcext:value-type="float">
            <text:p>9486000</text:p>
          </table:table-cell>
          <table:table-cell office:value-type="float" office:value="9881500" calcext:value-type="float">
            <text:p>9881500</text:p>
          </table:table-cell>
          <table:table-cell office:value-type="float" office:value="10015800" calcext:value-type="float">
            <text:p>10015800</text:p>
          </table:table-cell>
          <table:table-cell office:value-type="float" office:value="10933800" calcext:value-type="float">
            <text:p>10933800</text:p>
          </table:table-cell>
          <table:table-cell office:value-type="float" office:value="10582800" calcext:value-type="float">
            <text:p>105828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613100" calcext:value-type="float">
            <text:p>613100</text:p>
          </table:table-cell>
          <table:table-cell office:value-type="float" office:value="615200" calcext:value-type="float">
            <text:p>615200</text:p>
          </table:table-cell>
          <table:table-cell office:value-type="float" office:value="623900" calcext:value-type="float">
            <text:p>623900</text:p>
          </table:table-cell>
          <table:table-cell office:value-type="float" office:value="641700" calcext:value-type="float">
            <text:p>641700</text:p>
          </table:table-cell>
          <table:table-cell office:value-type="float" office:value="592600" calcext:value-type="float">
            <text:p>5926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8872900" calcext:value-type="float">
            <text:p>8872900</text:p>
          </table:table-cell>
          <table:table-cell office:value-type="float" office:value="9266300" calcext:value-type="float">
            <text:p>9266300</text:p>
          </table:table-cell>
          <table:table-cell office:value-type="float" office:value="9391900" calcext:value-type="float">
            <text:p>9391900</text:p>
          </table:table-cell>
          <table:table-cell office:value-type="float" office:value="10292100" calcext:value-type="float">
            <text:p>10292100</text:p>
          </table:table-cell>
          <table:table-cell office:value-type="float" office:value="9990200" calcext:value-type="float">
            <text:p>99902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9486000" calcext:value-type="float">
            <text:p>9486000</text:p>
          </table:table-cell>
          <table:table-cell office:value-type="float" office:value="9881500" calcext:value-type="float">
            <text:p>9881500</text:p>
          </table:table-cell>
          <table:table-cell office:value-type="float" office:value="10015800" calcext:value-type="float">
            <text:p>10015800</text:p>
          </table:table-cell>
          <table:table-cell office:value-type="float" office:value="10933800" calcext:value-type="float">
            <text:p>10933800</text:p>
          </table:table-cell>
          <table:table-cell office:value-type="float" office:value="10582800" calcext:value-type="float">
            <text:p>105828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2:16:55.7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7S</meta:editing-duration>
    <meta:editing-cycles>3</meta:editing-cycles>
    <meta:generator>LibreOffice/5.4.2.2$Windows_X86_64 LibreOffice_project/22b09f6418e8c2d508a9eaf86b2399209b0990f4</meta:generator>
    <dc:date>2017-11-22T12:17:01.484000000</dc:date>
    <meta:document-statistic meta:table-count="3" meta:cell-count="75" meta:object-count="0"/>
    <meta:user-defined meta:name="Info 1"/>
    <meta:user-defined meta:name="Info 2"/>
    <meta:user-defined meta:name="Info 3"/>
    <meta:user-defined meta:name="Info 4"/>
  </office:meta>
</office:document-meta>
</file>